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rsid="000f598c" officeooo:paragraph-rsid="000f598c" style:font-weight-asian="bold"/>
    </style:style>
    <style:style style:name="P2" style:family="paragraph" style:parent-style-name="Standard">
      <style:paragraph-properties fo:text-align="center" style:justify-single-word="false"/>
      <style:text-properties style:font-name-asian="Symbol" style:font-name-complex="Symbol"/>
    </style:style>
    <style:style style:name="P3" style:family="paragraph" style:parent-style-name="Standard">
      <style:paragraph-properties fo:text-align="end" style:justify-single-word="false"/>
    </style:style>
    <style:style style:name="P4" style:family="paragraph" style:parent-style-name="Standard">
      <style:text-properties officeooo:rsid="0010cd2b" officeooo:paragraph-rsid="0010cd2b" style:font-name-asian="Wingdings" style:font-name-complex="Wingdings"/>
    </style:style>
    <style:style style:name="P5"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6" style:family="paragraph" style:parent-style-name="Standard">
      <style:paragraph-properties fo:margin-left="0in" fo:margin-right="0.25in" fo:text-indent="0in" style:auto-text-indent="false"/>
    </style:style>
    <style:style style:name="P7" style:family="paragraph" style:parent-style-name="Footer">
      <style:text-properties style:font-name-asian="Symbol" style:font-name-complex="Symbol"/>
    </style:style>
    <style:style style:name="P8" style:family="paragraph" style:parent-style-name="Text_20_body">
      <style:text-properties style:font-name-asian="Wingdings" style:font-name-complex="Wingdings"/>
    </style:style>
    <style:style style:name="P9" style:family="paragraph" style:parent-style-name="InfoBlue">
      <style:text-properties style:font-name-asian="Wingdings" style:font-name-complex="Wingdings"/>
    </style:style>
    <style:style style:name="P10" style:family="paragraph" style:parent-style-name="Body_20_Text_20_3">
      <style:text-properties style:font-name-asian="Wingdings" style:font-name-complex="Wingdings"/>
    </style:style>
    <style:style style:name="P11" style:family="paragraph" style:parent-style-name="Standard">
      <style:text-properties fo:font-weight="bold" officeooo:rsid="002ebaa7" officeooo:paragraph-rsid="002ebaa7" style:font-weight-asian="bold"/>
    </style:style>
    <style:style style:name="P12" style:family="paragraph" style:parent-style-name="Standard">
      <style:text-properties officeooo:rsid="001df6b5" officeooo:paragraph-rsid="001df6b5"/>
    </style:style>
    <style:style style:name="P13" style:family="paragraph" style:parent-style-name="Standard">
      <style:text-properties officeooo:rsid="001f3092" officeooo:paragraph-rsid="001f3092"/>
    </style:style>
    <style:style style:name="P14" style:family="paragraph" style:parent-style-name="Standard">
      <style:text-properties officeooo:rsid="002837d1" officeooo:paragraph-rsid="002837d1"/>
    </style:style>
    <style:style style:name="P15" style:family="paragraph" style:parent-style-name="Standard">
      <style:text-properties officeooo:paragraph-rsid="002837d1"/>
    </style:style>
    <style:style style:name="P16" style:family="paragraph" style:parent-style-name="Standard">
      <style:text-properties officeooo:rsid="0028627a" officeooo:paragraph-rsid="0028627a"/>
    </style:style>
    <style:style style:name="P17" style:family="paragraph" style:parent-style-name="Standard">
      <style:text-properties officeooo:paragraph-rsid="0028627a"/>
    </style:style>
    <style:style style:name="P18" style:family="paragraph" style:parent-style-name="Standard">
      <style:text-properties officeooo:rsid="00293bdd" officeooo:paragraph-rsid="00293bdd"/>
    </style:style>
    <style:style style:name="P19" style:family="paragraph" style:parent-style-name="Standard">
      <style:text-properties officeooo:rsid="002afcae" officeooo:paragraph-rsid="002afcae"/>
    </style:style>
    <style:style style:name="P20" style:family="paragraph" style:parent-style-name="Standard">
      <style:text-properties officeooo:paragraph-rsid="002d170e"/>
    </style:style>
    <style:style style:name="P21" style:family="paragraph" style:parent-style-name="Text_20_body">
      <style:text-properties style:font-name-asian="Wingdings" style:font-name-complex="Wingdings"/>
    </style:style>
    <style:style style:name="P22" style:family="paragraph" style:parent-style-name="Heading" style:master-page-name="Standard">
      <style:paragraph-properties style:page-number="auto"/>
      <style:text-properties officeooo:rsid="000f598c" officeooo:paragraph-rsid="000f598c"/>
    </style:style>
    <style:style style:name="P23" style:family="paragraph" style:parent-style-name="Heading_20_1">
      <style:text-properties style:font-name-asian="Wingdings" style:font-name-complex="Wingdings"/>
    </style:style>
    <style:style style:name="P24" style:family="paragraph" style:parent-style-name="Heading_20_1" style:master-page-name="Convert_20_1">
      <style:paragraph-properties style:page-number="auto"/>
      <style:text-properties style:font-name-asian="Wingdings" style:font-name-complex="Wingdings"/>
    </style:style>
    <style:style style:name="P25" style:family="paragraph" style:parent-style-name="Heading_20_2">
      <style:text-properties style:font-name-asian="Wingdings" style:font-name-complex="Wingdings"/>
    </style:style>
    <style:style style:name="P26" style:family="paragraph" style:parent-style-name="Heading_20_2">
      <style:text-properties officeooo:paragraph-rsid="002837d1" style:font-name-asian="Wingdings" style:font-name-complex="Wingdings"/>
    </style:style>
    <style:style style:name="P27" style:family="paragraph" style:parent-style-name="Heading_20_2">
      <style:text-properties officeooo:paragraph-rsid="002837d1"/>
    </style:style>
    <style:style style:name="P28" style:family="paragraph" style:parent-style-name="Heading_20_3">
      <style:text-properties style:font-name-asian="Wingdings" style:font-name-complex="Wingdings"/>
    </style:style>
    <style:style style:name="P29" style:family="paragraph" style:parent-style-name="Heading_20_3">
      <style:text-properties officeooo:rsid="0028627a" officeooo:paragraph-rsid="0028627a"/>
    </style:style>
    <style:style style:name="P30" style:family="paragraph" style:parent-style-name="InfoBlue">
      <style:text-properties style:font-name-asian="Wingdings" style:font-name-complex="Wingdings"/>
    </style:style>
    <style:style style:name="T1" style:family="text">
      <style:text-properties officeooo:rsid="000f598c"/>
    </style:style>
    <style:style style:name="T2" style:family="text">
      <style:text-properties style:font-name="Symbol"/>
    </style:style>
    <style:style style:name="T3" style:family="text">
      <style:text-properties style:font-name-asian="Symbol" style:font-name-complex="Symbol"/>
    </style:style>
    <style:style style:name="T4" style:family="text">
      <style:text-properties style:font-name-asian="Wingdings" style:font-name-complex="Wingdings"/>
    </style:style>
    <style:style style:name="T5" style:family="text">
      <style:text-properties officeooo:rsid="00172e47" style:font-name-asian="Wingdings" style:font-name-complex="Wingdings"/>
    </style:style>
    <style:style style:name="T6" style:family="text">
      <style:text-properties officeooo:rsid="0017cb9b" style:font-name-asian="Wingdings" style:font-name-complex="Wingdings"/>
    </style:style>
    <style:style style:name="T7" style:family="text">
      <style:text-properties officeooo:rsid="001922fe" style:font-name-asian="Wingdings" style:font-name-complex="Wingdings"/>
    </style:style>
    <style:style style:name="T8" style:family="text">
      <style:text-properties officeooo:rsid="001df6b5" style:font-name-asian="Wingdings" style:font-name-complex="Wingdings"/>
    </style:style>
    <style:style style:name="T9" style:family="text">
      <style:text-properties officeooo:rsid="0020964d" style:font-name-asian="Wingdings" style:font-name-complex="Wingdings"/>
    </style:style>
    <style:style style:name="T10" style:family="text">
      <style:text-properties officeooo:rsid="0021a0ad" style:font-name-asian="Wingdings" style:font-name-complex="Wingdings"/>
    </style:style>
    <style:style style:name="T11" style:family="text">
      <style:text-properties officeooo:rsid="0021ff09" style:font-name-asian="Wingdings" style:font-name-complex="Wingdings"/>
    </style:style>
    <style:style style:name="T12" style:family="text">
      <style:text-properties officeooo:rsid="002209d5" style:font-name-asian="Wingdings" style:font-name-complex="Wingdings"/>
    </style:style>
    <style:style style:name="T13" style:family="text">
      <style:text-properties officeooo:rsid="002338fc" style:font-name-asian="Wingdings" style:font-name-complex="Wingdings"/>
    </style:style>
    <style:style style:name="T14" style:family="text">
      <style:text-properties officeooo:rsid="0024c57f" style:font-name-asian="Wingdings" style:font-name-complex="Wingdings"/>
    </style:style>
    <style:style style:name="T15" style:family="text">
      <style:text-properties officeooo:rsid="00258b87" style:font-name-asian="Wingdings" style:font-name-complex="Wingdings"/>
    </style:style>
    <style:style style:name="T16" style:family="text">
      <style:text-properties officeooo:rsid="00293bdd" style:font-name-asian="Wingdings" style:font-name-complex="Wingdings"/>
    </style:style>
    <style:style style:name="T17" style:family="text">
      <style:text-properties officeooo:rsid="002c4ceb" style:font-name-asian="Wingdings" style:font-name-complex="Wingdings"/>
    </style:style>
    <style:style style:name="T18" style:family="text">
      <style:text-properties officeooo:rsid="002c6d0e" style:font-name-asian="Wingdings" style:font-name-complex="Wingdings"/>
    </style:style>
    <style:style style:name="T19" style:family="text">
      <style:text-properties officeooo:rsid="002d170e" style:font-name-asian="Wingdings" style:font-name-complex="Wingdings"/>
    </style:style>
    <style:style style:name="T20" style:family="text">
      <style:text-properties officeooo:rsid="002d5c0a" style:font-name-asian="Wingdings" style:font-name-complex="Wingdings"/>
    </style:style>
    <style:style style:name="T21" style:family="text">
      <style:text-properties officeooo:rsid="003032a8" style:font-name-asian="Wingdings" style:font-name-complex="Wingdings"/>
    </style:style>
    <style:style style:name="T22" style:family="text">
      <style:text-properties style:font-size-complex="14pt"/>
    </style:style>
    <style:style style:name="T23" style:family="text">
      <style:text-properties fo:font-style="normal" style:font-name-asian="Wingdings" style:font-style-asian="normal" style:font-name-complex="Wingdings" text:display="none"/>
    </style:style>
    <style:style style:name="T24" style:family="text">
      <style:text-properties officeooo:rsid="002837d1"/>
    </style:style>
    <style:style style:name="T25" style:family="text">
      <style:text-properties officeooo:rsid="0028627a"/>
    </style:style>
    <style:style style:name="T26" style:family="text">
      <style:text-properties officeooo:rsid="002eba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WattaFood</text:p>
      <text:p text:style-name="Heading">System-Wide Requirements Specification</text:p>
      <text:p text:style-name="P10"/>
      <text:h text:style-name="P23" text:outline-level="1">Introduction</text:h>
      <text:p text:style-name="P4"><text:tab/>Este documento detalha requerimentos específicos do sistema.</text:p>
      <text:h text:style-name="P23" text:outline-level="1">System-Wide Functional Requirements</text:h>
      <text:p text:style-name="P8">Consistência do banco de dados, disponibilidade do sistema de alertas.</text:p>
      <text:h text:style-name="P23" text:outline-level="1">System Qualities</text:h>
      <text:h text:style-name="P25" text:outline-level="2">Usability</text:h>
      <text:p text:style-name="Standard"><text:span text:style-name="T4"><text:tab/></text:span><text:span text:style-name="T5">O sistema deve ser fácil de usar – faremos testes com pessoas e nenhuma deve necessitar consultar documentação para fazer um cadastro, pelo menos. Alguma documentação em relação ao uso de detalhes de dietas é aceitável.</text:span></text:p>
      <text:p text:style-name="Standard"><text:span text:style-name="T5"/></text:p>
      <text:h text:style-name="P25" text:outline-level="2">Reliability</text:h>
      <text:p text:style-name="Standard"><text:span text:style-name="T4"><text:tab/></text:span><text:span text:style-name="T6">O serviço per se será bem leve – não há necessidade de preparos para spikes acentuados de carga. Entretanto, queremos disponibilidade permanente. Deverá haver um servidor (rápidamente substituível em caso de dano) somente para balanço de carga, e servidores dedicados para o próprio serviço.</text:span></text:p>
      <text:p text:style-name="Standard"><text:span text:style-name="T6"/></text:p>
      <text:h text:style-name="Heading_20_2" text:outline-level="2"><text:span text:style-name="T4">Performance</text:span></text:h>
      <text:p text:style-name="Standard"><text:span text:style-name="T4"><text:tab/></text:span><text:span text:style-name="T7">Os aplicativos irão ter um cache local de dados. A sincronização com o servidor principal deve ocorrer pelo menos uma vez por minuto.</text:span></text:p>
      <text:p text:style-name="P9"/>
      <text:h text:style-name="P25" text:outline-level="2">Supportability</text:h>
      <text:p text:style-name="Standard"><text:span text:style-name="T4"><text:tab/></text:span><text:span text:style-name="T8">A instalação será automática pelo sistema de aplicativos centralizados das plataformas mobile. Detalhes sobre configuração do serviço e atualização cairão sob supervisão do sistema de deploy. </text:span></text:p>
      <text:p text:style-name="Standard"><text:span text:style-name="T8"/></text:p>
      <text:p text:style-name="P12"><text:span text:style-name="T4">Escalamento do serviço será feito manualmente, da seguinte maneira: Faremos controle de carga/número de usuários com um certo valor de “parada”. Ao chegarmos a atender este número, iremos escalar com mais hardware.</text:span></text:p>
      <text:p text:style-name="P12"><text:span text:style-name="T4"/></text:p>
      <text:p text:style-name="P13"><text:span text:style-name="T4">Upgrade do software (correção de bugs, atualização de regras de negócio) deverão ser feitas em um servidor de teste separado. Ao longo do tempo, coletaremos casos reais de uso para colocar no servidor de teste para executar testes automatizados toda vez que uma nova versão deve ser testada.</text:span></text:p>
      <text:p text:style-name="Standard"><text:span text:style-name="T8"/></text:p>
      <text:h text:style-name="P23" text:outline-level="1">System Interfaces</text:h>
      <text:p text:style-name="Standard"><text:span text:style-name="T4"><text:tab/></text:span><text:span text:style-name="T9">Na camada de acesso, teremos a interface entre o aplicativo e o serviço no back-end. Suportaremos, inicialmente, dois protocolos de acesso: REST e SOAP (via XML).</text:span></text:p>
      <text:p text:style-name="P9"/>
      <text:h text:style-name="P25" text:outline-level="2">User Interfaces</text:h>
      <text:p text:style-name="Standard"><text:span text:style-name="T4"><text:tab/></text:span><text:span text:style-name="T9">As interfaces de usuário deverão ser “não-atômicas”, ou seja, cada ação deverá ser possível de ser desfeita antes de confirmada. Também deve ser possível fazer zoom de qualquer parte e em qualquer momento.</text:span></text:p>
      <text:p text:style-name="P9"/>
      <text:h text:style-name="P28" text:outline-level="3"><text:soft-page-break/>Look &amp; Feel </text:h>
      <text:p text:style-name="Standard"><text:span text:style-name="T4"><text:tab/></text:span><text:span text:style-name="T10">Deve ter um “feel” de aplicação médica. Não deve parecer com interface de serviço de pedir comida, por exemplo.</text:span></text:p>
      <text:p text:style-name="P9"/>
      <text:h text:style-name="P28" text:outline-level="3">Layout and Navigation Requirements</text:h>
      <text:p text:style-name="Standard"><text:span text:style-name="T4"><text:tab/></text:span><text:span text:style-name="T11">Os links de acesso ao menus mais acessados (dieta atual, etc) devem ser levemente mais visualmente destacados doque os demais (fazer cadastro, por exemplo). Deve ser possível voltar ao menu anterior sem perder as interações com o menu atual. Deve ser possível avançar e voltar a navegação entre menus.</text:span></text:p>
      <text:p text:style-name="Standard"><text:span text:style-name="InfoBlue_20_Char"><text:span text:style-name="T4"/></text:span></text:p>
      <text:h text:style-name="P28" text:outline-level="3">Consistency</text:h>
      <text:p text:style-name="Standard"><text:span text:style-name="T4"><text:tab/></text:span><text:span text:style-name="T12">Manter o texto e os ícones consistentes. Iremos fazer testes com pessoas afim de detectar “surpresas” - especialmente antes de lançar uma versão nova.</text:span></text:p>
      <text:p text:style-name="Standard"><text:span text:style-name="InfoBlue_20_Char"><text:span text:style-name="T4"/></text:span></text:p>
      <text:h text:style-name="P28" text:outline-level="3">User Personalization &amp; Customization Requirements</text:h>
      <text:p text:style-name="Standard"><text:span text:style-name="T4"><text:tab/></text:span><text:span text:style-name="T13">Dependendo da interação com o nutricionista, algumas dietas e/ou avisos deverão ser mostrados no menu principal da aplicação. Não será permitido customizar a aparência.</text:span></text:p>
      <text:p text:style-name="P9"/>
      <text:h text:style-name="P25" text:outline-level="2">Interfaces to External Systems or Devices</text:h>
      <text:p text:style-name="Standard"><text:span text:style-name="T4"><text:tab/></text:span><text:span text:style-name="T13">Teremos acesso a um sistema de banco de dados separado do sistema principal. Isto será gerenciado automaticamente por um componente de acesso fora do nosso controle.</text:span></text:p>
      <text:p text:style-name="P9"/>
      <text:h text:style-name="P28" text:outline-level="3">Software Interfaces</text:h>
      <text:p text:style-name="Standard"><text:span text:style-name="T4"><text:tab/></text:span><text:span text:style-name="T13">Usaremos JDBC para acesso ao banco de dados, que residirá em outra máquina. Detalhes sobre o JDBC estão fora do escopo deste documento.</text:span></text:p>
      <text:p text:style-name="P9"/>
      <text:h text:style-name="P28" text:outline-level="3">Hardware Interfaces</text:h>
      <text:p text:style-name="Standard"><text:span text:style-name="T4"><text:tab/></text:span><text:span text:style-name="T14">Usaremos apenas hardware de prateleria, não havendo, assim, requisitos de hardware específico.</text:span></text:p>
      <text:p text:style-name="P9"/>
      <text:h text:style-name="P28" text:outline-level="3">Communications Interfaces</text:h>
      <text:p text:style-name="Standard"><text:span text:style-name="T4"><text:tab/></text:span><text:span text:style-name="T15">Utilizaremos acesso de comunicação através de rede local IPv6 entre o serviço, o banco de dados, e a máquina de distribuição de carga. Usaremos o kit de desenvolvimento das plataformas mobile para fazer acesso atravéz da internet entre aplicação e serviço</text:span></text:p>
      <text:p text:style-name="P9"/>
      <text:h text:style-name="P24" text:outline-level="1">Business Rules</text:h>
      <text:p text:style-name="Standard"><text:span text:style-name="T4"/></text:p>
      <text:h text:style-name="P26" text:outline-level="2">&lt;<text:span text:style-name="T24">Regras de cadastro</text:span>&gt;</text:h>
      <text:h text:style-name="P28" text:outline-level="3">&lt;<text:span text:style-name="T25">Cadastrar cliente</text:span>&gt;</text:h>
      <text:p text:style-name="P16"><text:span text:style-name="T4">Se o telefone suportar a feature, o aplicativo deverá poder pré-preencher os dados no formulário com os dados do dono do telefone.</text:span></text:p>
      <text:h text:style-name="P29" text:outline-level="3">&lt;Cadastrar nutricionista&gt;</text:h>
      <text:p text:style-name="P16">Ao cadastrar um nutricionista, o sistema deverá fazer uma consulta para validar as credenciais do nutricionista.</text:p>
      <text:p text:style-name="Standard"><text:span text:style-name="T4"><text:tab/></text:span></text:p>
      <text:h text:style-name="P27" text:outline-level="2"><text:span text:style-name="T24">&lt;Regras de acesso&gt;</text:span></text:h>
      <text:h text:style-name="P29" text:outline-level="3">&lt;Acesso do cliente&gt;</text:h>
      <text:p text:style-name="P17">O cliente poderá optar por manter-se conectado ao serviço sem a necessidade de redigitar suas credenciais.</text:p>
      <text:h text:style-name="P29" text:outline-level="3">&lt;Acesso do nutricionista&gt;</text:h>
      <text:p text:style-name="P14">O mesmo que para o cliente, entretanto a cada acesso o sistema deve consultar a atual validade deste profisional com o Conselho Regional de Nutricionistas.</text:p>
      <text:p text:style-name="P15"/>
      <text:h text:style-name="P23" text:outline-level="1">System Constraints</text:h>
      <text:p text:style-name="Standard"><text:span text:style-name="T4"><text:tab/></text:span></text:p>
      <text:p text:style-name="Standard"><text:span text:style-name="T4"><text:tab/></text:span><text:span text:style-name="T16">O sistema será desenvolvido em Java 8. Deverá ter cobertura de código com testes unitários. O balanceador de carga será escrito em C++17.</text:span></text:p>
      <text:p text:style-name="Standard"><text:span text:style-name="T16"/></text:p>
      <text:p text:style-name="P18"><text:span text:style-name="T4">Os aplicativos mobile serão escritos na língua nativa de cada plataforma (Java para Android, Swift para iOS).</text:span></text:p>
      <text:p text:style-name="P18"><text:span text:style-name="T4"/></text:p>
      <text:p text:style-name="P19"><text:span text:style-name="T4">De início, esperamos usar 1 computador para balanço de carga (+1 reserva), e 2 servidores de produção +1 de reserva. Para o banco de dados, teremos inicialmente 1 computador +1 reserva. Todas as reservas serão espelhadas. </text:span><text:span text:style-name="T17">Estas máquinas deverão ser interligadas através de redes locais.</text:span></text:p>
      <text:p text:style-name="Standard"><text:span text:style-name="T4"/></text:p>
      <text:p text:style-name="P9"/>
      <text:h text:style-name="P23" text:outline-level="1">System Compliance</text:h>
      <text:h text:style-name="P25" text:outline-level="2">Licensing Requirements</text:h>
      <text:p text:style-name="Standard"><text:span text:style-name="T4"><text:tab/></text:span><text:span text:style-name="T18">Todos os direitos reservados, sem excessões. Todos os gráficos e marcas usadas serão reservadas. </text:span></text:p>
      <text:p text:style-name="P9"/>
      <text:h text:style-name="P25" text:outline-level="2">Legal, Copyright, and Other Notices</text:h>
      <text:p text:style-name="P20"><text:span text:style-name="T4"><text:tab/></text:span><text:span text:style-name="T18">Deverá haver uma nota de copyright no menu principal, </text:span><text:span text:style-name="T19">e também deverá estar explicitado no acordo com o usuário final.</text:span></text:p>
      <text:p text:style-name="P9"/>
      <text:h text:style-name="P25" text:outline-level="2">Applicable Standards</text:h>
      <text:p text:style-name="Standard"><text:span text:style-name="T4"><text:tab/></text:span><text:span text:style-name="T20">Atenderemos todos os padrões regulamentatórios do Conselho Regional de Nutricionistas.</text:span></text:p>
      <text:p text:style-name="P9"/>
      <text:p text:style-name="P8"/>
      <text:h text:style-name="P23" text:outline-level="1"><text:soft-page-break/>System Documentation</text:h>
      <text:p text:style-name="Standard"><text:span text:style-name="T4"><text:tab/></text:span><text:span text:style-name="T21">Toda documentação necessária deverá estar disponível online. Não haverá sistema de ajudas no próprio aplicativo – não deve ser necessário, temos procedimentos justamente para evitar esta necessidade.</text:span></text:p>
      <text:p text:style-name="Standard"><text:bookmark text:name="_PictureBullets"/><text:span text:style-name="InfoBlue_20_Char"><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loext:contextual-spacing="false" fo:text-indent="-0.5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paragraph-properties fo:margin-left="0in" fo:margin-right="0in" fo:text-indent="0in"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ragraph1" style:family="paragraph" style:parent-style-name="Standard">
      <style:paragraph-properties fo:margin-top="0.0555in" fo:margin-bottom="0in" loext:contextual-spacing="false" fo:line-height="100%" fo:text-align="justify" style:justify-single-word="false"/>
    </style:style>
    <style:style style:name="Tabletext" style:family="paragraph" style:parent-style-name="Standard">
      <style:paragraph-properties fo:margin-top="0in" fo:margin-bottom="0.0835in" loext:contextual-spacing="false" fo:keep-together="always"/>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Normal_20__28_Web_29_" style:display-name="Normal (Web)" style:family="paragraph" style:parent-style-name="Standard">
      <style:paragraph-properties fo:margin-top="0.0693in" fo:margin-bottom="0.0693in"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in" fo:margin-bottom="0.0835in" loext:contextual-spacing="false" fo:orphans="2" fo:widows="2">
        <style:tab-stops>
          <style:tab-stop style:position="0.3752in"/>
          <style:tab-stop style:position="0.8752in"/>
        </style:tab-stops>
      </style:paragraph-properties>
      <style:text-properties fo:color="#0000ff"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0693in" fo:margin-bottom="0.0693in"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0783in" fo:margin-right="0.0783in" fo:margin-top="0.0417in" fo:margin-bottom="0.0417in" loext:contextual-spacing="false" fo:line-height="0.2083in" fo:keep-together="always" fo:orphans="2" fo:widows="2" fo:text-indent="0in" style:auto-text-indent="false">
        <style:tab-stops>
          <style:tab-stop style:position="0.8752in"/>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0693in" fo:margin-bottom="0.0693in"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fo:font-style="italic" style:font-style-asian="italic" style:font-name-complex="Times" style:font-family-complex="Times" style:font-family-generic-complex="roman" style:font-pitch-complex="variable"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4.2" style:family="table-row">
      <style:table-row-properties style:min-row-height="0.2292in" fo:keep-together="auto"/>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weight="bold" officeooo:rsid="000f598c" officeooo:paragraph-rsid="000f598c" style:font-weight-asian="bold"/>
    </style:style>
    <style:style style:name="MP2"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tyle>
    <style:style style:name="MP4" style:family="paragraph" style:parent-style-name="Standard">
      <style:paragraph-properties fo:text-align="center" style:justify-single-word="false"/>
      <style:text-properties style:font-name-asian="Symbol" style:font-name-complex="Symbol"/>
    </style:style>
    <style:style style:name="MP5" style:family="paragraph" style:parent-style-name="Standard">
      <style:paragraph-properties fo:text-align="end" style:justify-single-word="false"/>
    </style:style>
    <style:style style:name="MP6" style:family="paragraph" style:parent-style-name="Footer">
      <style:text-properties style:font-name-asian="Symbol" style:font-name-complex="Symbol"/>
    </style:style>
    <style:style style:name="MP7" style:family="paragraph" style:parent-style-name="Standard">
      <style:text-properties fo:font-weight="bold" officeooo:rsid="002ebaa7" officeooo:paragraph-rsid="002ebaa7" style:font-weight-asian="bold"/>
    </style:style>
    <style:style style:name="MT1" style:family="text">
      <style:text-properties officeooo:rsid="000f598c"/>
    </style:style>
    <style:style style:name="MT2" style:family="text">
      <style:text-properties style:font-name="Symbol"/>
    </style:style>
    <style:style style:name="MT3" style:family="text">
      <style:text-properties style:font-name-asian="Symbol" style:font-name-complex="Symbol"/>
    </style:style>
    <style:style style:name="MT4" style:family="text">
      <style:text-properties officeooo:rsid="002ebaa7"/>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number:date-style style:name="N121">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WattaFood</text:p>
            </table:table-cell>
            <table:table-cell table:style-name="Table2.B1" office:value-type="string">
              <text:p text:style-name="MP2"><text:s/></text:p>
            </table:table-cell>
          </table:table-row>
          <table:table-row table:style-name="Table2.1">
            <table:table-cell table:style-name="Table2.A1" office:value-type="string">
              <text:p text:style-name="Standard"><text:title>Supporting Requirements</text:title> Specification</text:p>
            </table:table-cell>
            <table:table-cell table:style-name="Table2.B1" office:value-type="string">
              <text:p text:style-name="Standard"><text:s text:c="2"/>Date: <text:s/>&lt;<text:span text:style-name="MT1">10</text:span>/<text:span text:style-name="MT1">04</text:span>/<text:span text:style-name="MT1">18</text:span>&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 <text:date style:data-style-name="N121" text:date-value="2018-04-11T16:37:25.597444754">2018</text:date></text:p>
            </table:table-cell>
            <table:table-cell table:style-name="Table1.A1" office:value-type="string">
              <text:p text:style-name="MP5"><text:span text:style-name="MT3">Page </text:span><text:span text:style-name="Page_20_Number"><text:span text:style-name="MT3"><text:page-number text:select-page="current">1</text:page-number></text:span></text:span></text:p>
            </table:table-cell>
          </table:table-row>
        </table:table>
        <text:p text:style-name="MP6"/>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7">WattaFood</text:p>
            </table:table-cell>
            <table:table-cell table:style-name="Table4.B1" office:value-type="string">
              <text:p text:style-name="MP2"><text:s/></text:p>
            </table:table-cell>
          </table:table-row>
          <table:table-row table:style-name="Table4.2">
            <table:table-cell table:style-name="Table4.A1" office:value-type="string">
              <text:p text:style-name="Standard"><text:title>Supporting Requirements</text:title> Specification</text:p>
            </table:table-cell>
            <table:table-cell table:style-name="Table4.B1" office:value-type="string">
              <text:p text:style-name="Standard"><text:s text:c="2"/>Date: <text:s/>&lt;<text:span text:style-name="MT4">11</text:span>/<text:span text:style-name="MT4">4</text:span>/<text:span text:style-name="MT4">2018</text:span>&gt;</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Confidential</text:p>
            </table:table-cell>
            <table:table-cell table:style-name="Table3.A1" office:value-type="string">
              <text:p text:style-name="MP4"><text:span text:style-name="MT2"></text:span><text:user-defined style:data-style-name="N0" text:name="Company"/>, <text:date style:data-style-name="N121" text:date-value="2018-04-11T16:37:25.601507672">2018</text:date></text:p>
            </table:table-cell>
            <table:table-cell table:style-name="Table3.A1" office:value-type="string">
              <text:p text:style-name="MP5"><text:span text:style-name="MT3">Page </text:span><text:span text:style-name="Page_20_Number"><text:span text:style-name="MT3"><text:page-number text:select-page="current">4</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creation-date>2018-04-10T22:13:11.141124378</meta:creation-date>
    <dc:date>2018-04-11T16:37:25.520661661</dc:date>
    <meta:print-date>2001-03-15T14:26:00</meta:print-date>
    <meta:editing-cycles>36</meta:editing-cycles>
    <meta:editing-duration>PT1H23M</meta:editing-duration>
    <meta:generator>LibreOffice/5.1.6.2$Linux_X86_64 LibreOffice_project/10m0$Build-2</meta:generator>
    <meta:document-statistic meta:table-count="4" meta:image-count="0" meta:object-count="0" meta:page-count="4" meta:paragraph-count="77" meta:word-count="865" meta:character-count="5729" meta:non-whitespace-character-count="4933"/>
  </office:meta>
</office:document-meta>
</file>